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actura_1">
        <table:table-row>
          <table:table-cell table:style-name="pd1" office:value-type="string" office:value="NFactura">
            <text:p>NFactura</text:p>
          </table:table-cell>
          <table:table-cell table:style-name="pd1" office:value-type="string" office:value="DataFactura">
            <text:p>DataFactura</text:p>
          </table:table-cell>
          <table:table-cell table:style-name="pd1" office:value-type="string" office:value="TotalFra">
            <text:p>TotalFra</text:p>
          </table:table-cell>
          <table:table-cell table:style-name="pd1" office:value-type="string" office:value="DNIClient">
            <text:p>DNIClie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10/11/2019">
            <text:p>10/11/2019</text:p>
          </table:table-cell>
          <table:table-cell office:value-type="float" office:value="250">
            <text:p>250</text:p>
          </table:table-cell>
          <table:table-cell office:value-type="string" office:value="5555A">
            <text:p>5555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11/11/2019">
            <text:p>11/11/2019</text:p>
          </table:table-cell>
          <table:table-cell office:value-type="float" office:value="30">
            <text:p>30</text:p>
          </table:table-cell>
          <table:table-cell office:value-type="string" office:value="6666B">
            <text:p>6666B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11/11/2019">
            <text:p>11/11/2019</text:p>
          </table:table-cell>
          <table:table-cell office:value-type="float" office:value="30">
            <text:p>30</text:p>
          </table:table-cell>
          <table:table-cell office:value-type="string" office:value="7777B">
            <text:p>7777B</text:p>
          </table:table-cell>
        </table:table-row>
      </table:table>
      <table:table table:name="Client_1">
        <table:table-row>
          <table:table-cell table:style-name="pd1" office:value-type="string" office:value="DNIClient">
            <text:p>DNIClient</text:p>
          </table:table-cell>
          <table:table-cell table:style-name="pd1" office:value-type="string" office:value="NomClient">
            <text:p>NomClient</text:p>
          </table:table-cell>
          <table:table-cell table:style-name="pd1" office:value-type="string" office:value="DireccioClient">
            <text:p>DireccioClient</text:p>
          </table:table-cell>
        </table:table-row>
        <table:table-row>
          <table:table-cell office:value-type="string" office:value="5555A">
            <text:p>5555A</text:p>
          </table:table-cell>
          <table:table-cell office:value-type="string" office:value="Pere Pérez">
            <text:p>Pere Pérez</text:p>
          </table:table-cell>
          <table:table-cell office:value-type="string" office:value="C/Major, 50">
            <text:p>C/Major, 50</text:p>
          </table:table-cell>
        </table:table-row>
        <table:table-row>
          <table:table-cell office:value-type="string" office:value="6666B">
            <text:p>6666B</text:p>
          </table:table-cell>
          <table:table-cell office:value-type="string" office:value="Maria Moreno">
            <text:p>Maria Moreno</text:p>
          </table:table-cell>
          <table:table-cell office:value-type="string" office:value="C/Gran, 30">
            <text:p>C/Gran, 30</text:p>
          </table:table-cell>
        </table:table-row>
        <table:table-row>
          <table:table-cell office:value-type="string" office:value="7777B">
            <text:p>7777B</text:p>
          </table:table-cell>
          <table:table-cell office:value-type="string" office:value="Bernat Bramona">
            <text:p>Bernat Bramona</text:p>
          </table:table-cell>
          <table:table-cell office:value-type="string" office:value="C/Petit, 567">
            <text:p>C/Petit, 567</text:p>
          </table:table-cell>
        </table:table-row>
      </table:table>
      <table:table table:name="LiniaFactura_1">
        <table:table-row>
          <table:table-cell table:style-name="pd1" office:value-type="string" office:value="NFactura">
            <text:p>NFactura</text:p>
          </table:table-cell>
          <table:table-cell table:style-name="pd1" office:value-type="string" office:value="Referència">
            <text:p>Referència</text:p>
          </table:table-cell>
          <table:table-cell table:style-name="pd1" office:value-type="string" office:value="QTT">
            <text:p>QTT</text:p>
          </table:table-cell>
          <table:table-cell table:style-name="pd1" office:value-type="string" office:value="Preu">
            <text:p>Preu</text:p>
          </table:table-cell>
          <table:table-cell table:style-name="pd1" office:value-type="string" office:value="Import">
            <text:p>Impor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1111A">
            <text:p>1111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2222A">
            <text:p>2222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3333A">
            <text:p>3333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1111A">
            <text:p>1111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2222A">
            <text:p>2222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5555A">
            <text:p>5555A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</table:table>
      <table:table table:name="Producte_1">
        <table:table-row>
          <table:table-cell table:style-name="pd1" office:value-type="string" office:value="Referència">
            <text:p>Referència</text:p>
          </table:table-cell>
          <table:table-cell table:style-name="pd1" office:value-type="string" office:value="Descripció">
            <text:p>Descripció</text:p>
          </table:table-cell>
        </table:table-row>
        <table:table-row>
          <table:table-cell office:value-type="string" office:value="1111A">
            <text:p>1111A</text:p>
          </table:table-cell>
          <table:table-cell office:value-type="string" office:value="Ratolí">
            <text:p>Ratolí</text:p>
          </table:table-cell>
        </table:table-row>
        <table:table-row>
          <table:table-cell office:value-type="string" office:value="2222A">
            <text:p>2222A</text:p>
          </table:table-cell>
          <table:table-cell office:value-type="string" office:value="Teclat">
            <text:p>Teclat</text:p>
          </table:table-cell>
        </table:table-row>
        <table:table-row>
          <table:table-cell office:value-type="string" office:value="3333A">
            <text:p>3333A</text:p>
          </table:table-cell>
          <table:table-cell office:value-type="string" office:value="Pantalla">
            <text:p>Pantalla</text:p>
          </table:table-cell>
        </table:table-row>
        <table:table-row>
          <table:table-cell office:value-type="string" office:value="5555A">
            <text:p>5555A</text:p>
          </table:table-cell>
          <table:table-cell office:value-type="string" office:value="Altaveus">
            <text:p>Altaveus</text:p>
          </table:table-cell>
        </table:table-row>
      </table:table>
      <table:table table:name="Reserva_2">
        <table:table-row>
          <table:table-cell table:style-name="pd1" office:value-type="string" office:value="NReserva">
            <text:p>NReserva</text:p>
          </table:table-cell>
          <table:table-cell table:style-name="pd1" office:value-type="string" office:value="DataArribada">
            <text:p>DataArribada</text:p>
          </table:table-cell>
          <table:table-cell table:style-name="pd1" office:value-type="string" office:value="DataSortida">
            <text:p>DataSortida</text:p>
          </table:table-cell>
          <table:table-cell table:style-name="pd1" office:value-type="string" office:value="DNIClient">
            <text:p>DNIClient</text:p>
          </table:table-cell>
          <table:table-cell table:style-name="pd1" office:value-type="string" office:value="Import">
            <text:p>Impor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1/7/2020">
            <text:p>1/7/2020</text:p>
          </table:table-cell>
          <table:table-cell office:value-type="string" office:value="5/7/2020">
            <text:p>5/7/2020</text:p>
          </table:table-cell>
          <table:table-cell office:value-type="string" office:value="5555555T">
            <text:p>5555555T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2/7/2020">
            <text:p>2/7/2020</text:p>
          </table:table-cell>
          <table:table-cell office:value-type="string" office:value="6/7/2020">
            <text:p>6/7/2020</text:p>
          </table:table-cell>
          <table:table-cell office:value-type="string" office:value="6666666R">
            <text:p>6666666R</text:p>
          </table:table-cell>
          <table:table-cell office:value-type="float" office:value="600">
            <text:p>6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4/7/2020">
            <text:p>4/7/2020</text:p>
          </table:table-cell>
          <table:table-cell office:value-type="string" office:value="15/7/2020">
            <text:p>15/7/2020</text:p>
          </table:table-cell>
          <table:table-cell office:value-type="string" office:value="7777777G">
            <text:p>7777777G</text:p>
          </table:table-cell>
          <table:table-cell office:value-type="float" office:value="1200">
            <text:p>12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1/7/2020">
            <text:p>1/7/2020</text:p>
          </table:table-cell>
          <table:table-cell office:value-type="string" office:value="3/7/2020">
            <text:p>3/7/2020</text:p>
          </table:table-cell>
          <table:table-cell office:value-type="string" office:value="8888888U">
            <text:p>8888888U</text:p>
          </table:table-cell>
          <table:table-cell office:value-type="float" office:value="10000">
            <text:p>10000</text:p>
          </table:table-cell>
        </table:table-row>
      </table:table>
      <table:table table:name="Client_2">
        <table:table-row>
          <table:table-cell table:style-name="pd1" office:value-type="string" office:value="DNIClient">
            <text:p>DNIClient</text:p>
          </table:table-cell>
          <table:table-cell table:style-name="pd1" office:value-type="string" office:value="NomClient">
            <text:p>NomClient</text:p>
          </table:table-cell>
        </table:table-row>
        <table:table-row>
          <table:table-cell office:value-type="string" office:value="5555555T">
            <text:p>5555555T</text:p>
          </table:table-cell>
          <table:table-cell office:value-type="string" office:value="Pere Pérez">
            <text:p>Pere Pérez</text:p>
          </table:table-cell>
        </table:table-row>
        <table:table-row>
          <table:table-cell office:value-type="string" office:value="6666666R">
            <text:p>6666666R</text:p>
          </table:table-cell>
          <table:table-cell office:value-type="string" office:value="Maria Montseny">
            <text:p>Maria Montseny</text:p>
          </table:table-cell>
        </table:table-row>
        <table:table-row>
          <table:table-cell office:value-type="string" office:value="7777777G">
            <text:p>7777777G</text:p>
          </table:table-cell>
          <table:table-cell office:value-type="string" office:value="Ricard Rodríguez">
            <text:p>Ricard Rodríguez</text:p>
          </table:table-cell>
        </table:table-row>
        <table:table-row>
          <table:table-cell office:value-type="string" office:value="8888888U">
            <text:p>8888888U</text:p>
          </table:table-cell>
          <table:table-cell office:value-type="string" office:value="Carla Cazorla">
            <text:p>Carla Cazorla</text:p>
          </table:table-cell>
        </table:table-row>
      </table:table>
      <table:table table:name="Habitacio_2">
        <table:table-row>
          <table:table-cell table:style-name="pd1" office:value-type="string" office:value="Habitacio">
            <text:p>Habitacio</text:p>
          </table:table-cell>
          <table:table-cell table:style-name="pd1" office:value-type="string" office:value="TipusHabitacio">
            <text:p>TipusHabitacio</text:p>
          </table:table-cell>
          <table:table-cell table:style-name="pd1" office:value-type="string" office:value="MidaTipusHabitacio">
            <text:p>MidaTipusHabitacio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Doble">
            <text:p>Doble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Matrimoni">
            <text:p>Matrimoni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Doble">
            <text:p>Doble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 office:value="Triple">
            <text:p>Triple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 office:value="Triple">
            <text:p>Triple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 office:value="Triple">
            <text:p>Triple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 office:value="Triple">
            <text:p>Triple</text:p>
          </table:table-cell>
          <table:table-cell office:value-type="float" office:value="30">
            <text:p>30</text:p>
          </table:table-cell>
        </table:table-row>
      </table:table>
      <table:table table:name="ReservaHabitacio_2">
        <table:table-row>
          <table:table-cell table:style-name="pd1" office:value-type="string" office:value="NReserva">
            <text:p>NReserva</text:p>
          </table:table-cell>
          <table:table-cell table:style-name="pd1" office:value-type="string" office:value="Habitacio">
            <text:p>Habitacio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</table:table-row>
      </table:table>
      <table:table table:name="Barri_3">
        <table:table-row>
          <table:table-cell table:style-name="pd1" office:value-type="string" office:value="idBarri">
            <text:p>idBarri</text:p>
          </table:table-cell>
          <table:table-cell table:style-name="pd1" office:value-type="string" office:value="NomBarri">
            <text:p>NomBarri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Centre">
            <text:p>Centre</text:p>
          </table:table-cell>
        </table:table-row>
      </table:table>
      <table:table table:name="Habitatge_3">
        <table:table-row>
          <table:table-cell table:style-name="pd1" office:value-type="string" office:value="idHabitatge">
            <text:p>idHabitatge</text:p>
          </table:table-cell>
          <table:table-cell table:style-name="pd1" office:value-type="string" office:value="idBarri">
            <text:p>idBarri</text:p>
          </table:table-cell>
          <table:table-cell table:style-name="pd1" office:value-type="string" office:value="CarrerHabit">
            <text:p>CarrerHabit</text:p>
          </table:table-cell>
          <table:table-cell table:style-name="pd1" office:value-type="string" office:value="NumeroHabit">
            <text:p>NumeroHabit</text:p>
          </table:table-cell>
          <table:table-cell table:style-name="pd1" office:value-type="string" office:value="CaracteristiquesCarrer">
            <text:p>CaracteristiquesCarre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C/Major">
            <text:p>C/Major</text:p>
          </table:table-cell>
          <table:table-cell office:value-type="float" office:value="10">
            <text:p>10</text:p>
          </table:table-cell>
          <table:table-cell office:value-type="string" office:value="Caract1">
            <text:p>Caract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value="C/Nou">
            <text:p>C/Nou</text:p>
          </table:table-cell>
          <table:table-cell office:value-type="float" office:value="11">
            <text:p>11</text:p>
          </table:table-cell>
          <table:table-cell office:value-type="string" office:value="Caract2">
            <text:p>Caract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value="C/Nou">
            <text:p>C/Nou</text:p>
          </table:table-cell>
          <table:table-cell office:value-type="float" office:value="12">
            <text:p>12</text:p>
          </table:table-cell>
          <table:table-cell office:value-type="string" office:value="Caract3">
            <text:p>Caract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value="C/Major">
            <text:p>C/Major</text:p>
          </table:table-cell>
          <table:table-cell office:value-type="float" office:value="11">
            <text:p>11</text:p>
          </table:table-cell>
          <table:table-cell office:value-type="string" office:value="Caract2">
            <text:p>Caract2</text:p>
          </table:table-cell>
        </table:table-row>
      </table:table>
      <table:table table:name="Propietari_3">
        <table:table-row>
          <table:table-cell table:style-name="pd1" office:value-type="string" office:value="DNIProp">
            <text:p>DNIProp</text:p>
          </table:table-cell>
          <table:table-cell table:style-name="pd1" office:value-type="string" office:value="NomPropietari">
            <text:p>NomPropietari</text:p>
          </table:table-cell>
        </table:table-row>
        <table:table-row>
          <table:table-cell office:value-type="string" office:value="11111A">
            <text:p>11111A</text:p>
          </table:table-cell>
          <table:table-cell office:value-type="string" office:value="Pere Pérez">
            <text:p>Pere Pérez</text:p>
          </table:table-cell>
        </table:table-row>
        <table:table-row>
          <table:table-cell office:value-type="string" office:value="22222B">
            <text:p>22222B</text:p>
          </table:table-cell>
          <table:table-cell office:value-type="string" office:value="Maria Moreno">
            <text:p>Maria Moreno</text:p>
          </table:table-cell>
        </table:table-row>
        <table:table-row>
          <table:table-cell office:value-type="string" office:value="33333C">
            <text:p>33333C</text:p>
          </table:table-cell>
          <table:table-cell office:value-type="string" office:value="Sandra Saez">
            <text:p>Sandra Saez</text:p>
          </table:table-cell>
        </table:table-row>
        <table:table-row>
          <table:table-cell office:value-type="string" office:value="44444C">
            <text:p>44444C</text:p>
          </table:table-cell>
          <table:table-cell office:value-type="string" office:value="Sara Saez">
            <text:p>Sara Saez</text:p>
          </table:table-cell>
        </table:table-row>
        <table:table-row>
          <table:table-cell office:value-type="string" office:value="5555555T">
            <text:p>5555555T</text:p>
          </table:table-cell>
          <table:table-cell office:value-type="string" office:value="Ona Orozco">
            <text:p>Ona Orozco</text:p>
          </table:table-cell>
        </table:table-row>
      </table:table>
      <table:table table:name="HabitatgePropietari_3">
        <table:table-row>
          <table:table-cell table:style-name="pd1" office:value-type="string" office:value="idHabitatge">
            <text:p>idHabitatge</text:p>
          </table:table-cell>
          <table:table-cell table:style-name="pd1" office:value-type="string" office:value="DNIProp">
            <text:p>DNIProp</text:p>
          </table:table-cell>
          <table:table-cell table:style-name="pd1" office:value-type="string" office:value="viuHabitatge">
            <text:p>viuHabitatg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11111A">
            <text:p>11111A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22222B">
            <text:p>22222B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11111A">
            <text:p>11111A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33333C">
            <text:p>33333C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44444C">
            <text:p>44444C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11111A">
            <text:p>11111A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5555555T">
            <text:p>5555555T</text:p>
          </table:table-cell>
          <table:table-cell office:value-type="boolean" office:value="true">
            <text:p>TRUE</text:p>
          </table:table-cell>
        </table:table-row>
      </table:table>
      <table:table table:name="Prova_4">
        <table:table-row>
          <table:table-cell table:style-name="pd1" office:value-type="string" office:value="idProva">
            <text:p>idProva</text:p>
          </table:table-cell>
          <table:table-cell table:style-name="pd1" office:value-type="string" office:value="NomProva">
            <text:p>NomProva</text:p>
          </table:table-cell>
          <table:table-cell table:style-name="pd1" office:value-type="string" office:value="TipusProva">
            <text:p>TipusProv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100m llisos">
            <text:p>100m llisos</text:p>
          </table:table-cell>
          <table:table-cell office:value-type="string" office:value="Atletisme">
            <text:p>Atletism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200m llisos">
            <text:p>200m llisos</text:p>
          </table:table-cell>
          <table:table-cell office:value-type="string" office:value="Atletisme">
            <text:p>Atletism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200m lliures">
            <text:p>200m lliures</text:p>
          </table:table-cell>
          <table:table-cell office:value-type="string" office:value="Natació">
            <text:p>Natació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200m esquena">
            <text:p>200m esquena</text:p>
          </table:table-cell>
          <table:table-cell office:value-type="string" office:value="Natació">
            <text:p>Natació</text:p>
          </table:table-cell>
        </table:table-row>
      </table:table>
      <table:table table:name="Atleta_4">
        <table:table-row>
          <table:table-cell table:style-name="pd1" office:value-type="string" office:value="idAtleta">
            <text:p>idAtleta</text:p>
          </table:table-cell>
          <table:table-cell table:style-name="pd1" office:value-type="string" office:value="NomAtleta">
            <text:p>NomAtleta</text:p>
          </table:table-cell>
          <table:table-cell table:style-name="pd1" office:value-type="string" office:value="Pais">
            <text:p>Pais</text:p>
          </table:table-cell>
          <table:table-cell table:style-name="pd1" office:value-type="string" office:value="Entrenador">
            <text:p>Entrenad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Atleta 1">
            <text:p>Atleta 1</text:p>
          </table:table-cell>
          <table:table-cell office:value-type="string" office:value="Nova Guinea">
            <text:p>Nova Guinea</text:p>
          </table:table-cell>
          <table:table-cell office:value-type="string" office:value="Entrenador 1">
            <text:p>Entrenador 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Atleta 2">
            <text:p>Atleta 2</text:p>
          </table:table-cell>
          <table:table-cell office:value-type="string" office:value="Austràlia">
            <text:p>Austràlia</text:p>
          </table:table-cell>
          <table:table-cell office:value-type="string" office:value="Entrenador 2">
            <text:p>Entrenador 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Atleta 3">
            <text:p>Atleta 3</text:p>
          </table:table-cell>
          <table:table-cell office:value-type="string" office:value="Cuba">
            <text:p>Cuba</text:p>
          </table:table-cell>
          <table:table-cell office:value-type="string" office:value="Entrenador 3">
            <text:p>Entrenador 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Atleta 4">
            <text:p>Atleta 4</text:p>
          </table:table-cell>
          <table:table-cell office:value-type="string" office:value="Sud Africa">
            <text:p>Sud Africa</text:p>
          </table:table-cell>
          <table:table-cell office:value-type="string" office:value="Entrenador 4">
            <text:p>Entrenador 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adador 1">
            <text:p>Nadador 1</text:p>
          </table:table-cell>
          <table:table-cell office:value-type="string" office:value="Brasil">
            <text:p>Brasil</text:p>
          </table:table-cell>
          <table:table-cell office:value-type="string" office:value="Entrenador 5">
            <text:p>Entrenador 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adador 2">
            <text:p>Nadador 2</text:p>
          </table:table-cell>
          <table:table-cell office:value-type="string" office:value="Japó">
            <text:p>Japó</text:p>
          </table:table-cell>
          <table:table-cell office:value-type="string" office:value="Entrenador 6">
            <text:p>Entrenador 6</text:p>
          </table:table-cell>
        </table:table-row>
      </table:table>
      <table:table table:name="Podium_4">
        <table:table-row>
          <table:table-cell table:style-name="pd1" office:value-type="string" office:value="idProva">
            <text:p>idProva</text:p>
          </table:table-cell>
          <table:table-cell table:style-name="pd1" office:value-type="string" office:value="idAtleta">
            <text:p>idAtleta</text:p>
          </table:table-cell>
          <table:table-cell table:style-name="pd1" office:value-type="string" office:value="Posicio">
            <text:p>Posicio</text:p>
          </table:table-cell>
          <table:table-cell table:style-name="pd1" office:value-type="string" office:value="Temps">
            <text:p>Temp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09:789">
            <text:p>09:7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09:851">
            <text:p>09:85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10:002">
            <text:p>10:00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value="19:547">
            <text:p>19:5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value="19:741">
            <text:p>19:74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 office:value="20:102">
            <text:p>20:1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value="22:104">
            <text:p>22:10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 office:value="22:478">
            <text:p>22:47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23:204">
            <text:p>23:20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value="25:741">
            <text:p>25:74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 office:value="26:087">
            <text:p>26:08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26:852">
            <text:p>26:852</text:p>
          </table:table-cell>
        </table:table-row>
      </table:table>
      <table:table table:name="Entrenador_4">
        <table:table-row>
          <table:table-cell table:style-name="pd1" office:value-type="string" office:value="idEntrenador">
            <text:p>idEntrenador</text:p>
          </table:table-cell>
          <table:table-cell table:style-name="pd1" office:value-type="string" office:value="NomEntrenador">
            <text:p>NomEntrenad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Entrenador 1">
            <text:p>Entrenador 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Entrenador 2">
            <text:p>Entrenador 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Entrenador 3">
            <text:p>Entrenador 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Entrenador 4">
            <text:p>Entrenador 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Entrenador 5">
            <text:p>Entrenador 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Entrenador 6">
            <text:p>Entrenador 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value="Entrenador 7">
            <text:p>Entrenador 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Entrenador 8">
            <text:p>Entrenador 8</text:p>
          </table:table-cell>
        </table:table-row>
      </table:table>
      <table:table table:name="Vol_5">
        <table:table-row>
          <table:table-cell table:style-name="pd1" office:value-type="string" office:value="idVol">
            <text:p>idVol</text:p>
          </table:table-cell>
          <table:table-cell table:style-name="pd1" office:value-type="string" office:value="idCompanyia">
            <text:p>idCompanyia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Porta">
            <text:p>Porta</text:p>
          </table:table-cell>
          <table:table-cell table:style-name="pd1" office:value-type="string" office:value="Origen">
            <text:p>Origen</text:p>
          </table:table-cell>
          <table:table-cell table:style-name="pd1" office:value-type="string" office:value="Desti">
            <text:p>Desti</text:p>
          </table:table-cell>
          <table:table-cell table:style-name="pd1" office:value-type="string" office:value="DataHora">
            <text:p>DataHora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T1">
            <text:p>T1</text:p>
          </table:table-cell>
          <table:table-cell office:value-type="float" office:value="1">
            <text:p>1</text:p>
          </table:table-cell>
          <table:table-cell office:value-type="string" office:value="Barcelona">
            <text:p>Barcelona</text:p>
          </table:table-cell>
          <table:table-cell office:value-type="string" office:value="Mallorca">
            <text:p>Mallorca</text:p>
          </table:table-cell>
          <table:table-cell office:value-type="string" office:value="1/1/2020 10:00">
            <text:p>1/1/2020 1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T2">
            <text:p>T2</text:p>
          </table:table-cell>
          <table:table-cell office:value-type="float" office:value="2">
            <text:p>2</text:p>
          </table:table-cell>
          <table:table-cell office:value-type="string" office:value="Barcelona">
            <text:p>Barcelona</text:p>
          </table:table-cell>
          <table:table-cell office:value-type="string" office:value="Munich">
            <text:p>Munich</text:p>
          </table:table-cell>
          <table:table-cell office:value-type="string" office:value="2/1/2020 15:00">
            <text:p>2/1/2020 15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value="T1">
            <text:p>T1</text:p>
          </table:table-cell>
          <table:table-cell office:value-type="float" office:value="2">
            <text:p>2</text:p>
          </table:table-cell>
          <table:table-cell office:value-type="string" office:value="Barcelona">
            <text:p>Barcelona</text:p>
          </table:table-cell>
          <table:table-cell office:value-type="string" office:value="París">
            <text:p>París</text:p>
          </table:table-cell>
          <table:table-cell office:value-type="string" office:value="2/1/2020 16:30">
            <text:p>2/1/2020 16:3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value="T2">
            <text:p>T2</text:p>
          </table:table-cell>
          <table:table-cell office:value-type="float" office:value="2">
            <text:p>2</text:p>
          </table:table-cell>
          <table:table-cell office:value-type="string" office:value="Barcelona">
            <text:p>Barcelona</text:p>
          </table:table-cell>
          <table:table-cell office:value-type="string" office:value="Nova York">
            <text:p>Nova York</text:p>
          </table:table-cell>
          <table:table-cell office:value-type="string" office:value="2/1/2020 17:00">
            <text:p>2/1/2020 17:00</text:p>
          </table:table-cell>
        </table:table-row>
      </table:table>
      <table:table table:name="Companyia_5">
        <table:table-row>
          <table:table-cell table:style-name="pd1" office:value-type="string" office:value="idCompanyia">
            <text:p>idCompanyia</text:p>
          </table:table-cell>
          <table:table-cell table:style-name="pd1" office:value-type="string" office:value="NomCompanyia">
            <text:p>NomCompanyi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Air Europa">
            <text:p>Air Europ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Atlantic Airways">
            <text:p>Atlantic Airways</text:p>
          </table:table-cell>
        </table:table-row>
      </table:table>
      <table:table table:name="Pilot_5">
        <table:table-row>
          <table:table-cell table:style-name="pd1" office:value-type="string" office:value="idPilot">
            <text:p>idPilot</text:p>
          </table:table-cell>
          <table:table-cell table:style-name="pd1" office:value-type="string" office:value="NomPilot">
            <text:p>NomPilo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Pilot 1">
            <text:p>Pilot 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Pilot 10">
            <text:p>Pilot 1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Pilot 11">
            <text:p>Pilot 11</text:p>
          </table:table-cell>
        </table:table-row>
      </table:table>
      <table:table table:name="Copilot_5">
        <table:table-row>
          <table:table-cell table:style-name="pd1" office:value-type="string" office:value="idCopilot">
            <text:p>idCopilot</text:p>
          </table:table-cell>
          <table:table-cell table:style-name="pd1" office:value-type="string" office:value="NomCopilot">
            <text:p>NomCopilo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Copilot 1">
            <text:p>Copilot 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Copilot 2">
            <text:p>Copilot 2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Copilot 20">
            <text:p>Copilot 20</text:p>
          </table:table-cell>
        </table:table-row>
      </table:table>
      <table:table table:name="VolTripulacio_5">
        <table:table-row>
          <table:table-cell table:style-name="pd1" office:value-type="string" office:value="idVol">
            <text:p>idVol</text:p>
          </table:table-cell>
          <table:table-cell table:style-name="pd1" office:value-type="string" office:value="idPilot">
            <text:p>idPilot</text:p>
          </table:table-cell>
          <table:table-cell table:style-name="pd1" office:value-type="string" office:value="idCopilot">
            <text:p>idCopilo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